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947" officeooo:paragraph-rsid="00156947"/>
    </style:style>
    <style:style style:name="P2" style:family="paragraph" style:parent-style-name="Standard">
      <style:text-properties officeooo:rsid="00156947" officeooo:paragraph-rsid="00156947"/>
    </style:style>
    <style:style style:name="P3" style:family="paragraph" style:parent-style-name="Standard">
      <style:text-properties officeooo:rsid="001702e3" officeooo:paragraph-rsid="001702e3"/>
    </style:style>
    <style:style style:name="P4" style:family="paragraph" style:parent-style-name="Standard">
      <style:text-properties officeooo:paragraph-rsid="001702e3"/>
    </style:style>
    <style:style style:name="T1" style:family="text">
      <style:text-properties officeooo:rsid="001702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 used:</text:p>
      <text:p text:style-name="P3"/>
      <text:p text:style-name="P3">1. </text:p>
      <text:p text:style-name="P1">source /opt/ros2/humble/setup.bash</text:p>
      <text:p text:style-name="P3"/>
      <text:p text:style-name="P3">2.</text:p>
      <text:p text:style-name="P3">For created workspace:</text:p>
      <text:p text:style-name="P1">cd ~/ros2_ws/ </text:p>
      <text:p text:style-name="P3"/>
      <text:p text:style-name="P3">3.</text:p>
      <text:p text:style-name="P1">colcon build</text:p>
      <text:p text:style-name="P1">source install/setup.bash</text:p>
      <text:p text:style-name="P3"/>
      <text:p text:style-name="P4"><text:span text:style-name="T1">4.</text:span></text:p>
      <text:p text:style-name="P1">ros2 launch two_wheeled_robot two_wheeled_robot.launch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50:29.051554221</meta:creation-date>
    <dc:date>2022-12-10T22:50:02.222561339</dc:date>
    <meta:editing-duration>PT8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1" meta:character-count="187" meta:non-whitespace-character-count="175"/>
  </office:meta>
</office:document-meta>
</file>